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202e3"/>
    </style:style>
    <style:style style:name="P2" style:family="paragraph" style:parent-style-name="Standard">
      <style:paragraph-properties fo:text-align="justify" style:justify-single-word="false"/>
      <style:text-properties officeooo:paragraph-rsid="00143b28"/>
    </style:style>
    <style:style style:name="P3" style:family="paragraph" style:parent-style-name="Standard">
      <style:paragraph-properties fo:text-align="justify" style:justify-single-word="false"/>
      <style:text-properties officeooo:rsid="001202e3" officeooo:paragraph-rsid="001202e3"/>
    </style:style>
    <style:style style:name="P4" style:family="paragraph" style:parent-style-name="Standard">
      <style:paragraph-properties fo:text-align="justify" style:justify-single-word="false"/>
      <style:text-properties officeooo:rsid="001202e3" officeooo:paragraph-rsid="0013d667"/>
    </style:style>
    <style:style style:name="P5" style:family="paragraph" style:parent-style-name="Standard">
      <style:paragraph-properties fo:text-align="justify" style:justify-single-word="false"/>
      <style:text-properties officeooo:rsid="001202e3" officeooo:paragraph-rsid="0013eb3a"/>
    </style:style>
    <style:style style:name="P6" style:family="paragraph" style:parent-style-name="Standard">
      <style:paragraph-properties fo:text-align="justify" style:justify-single-word="false"/>
      <style:text-properties officeooo:rsid="0013eb3a" officeooo:paragraph-rsid="0013eb3a"/>
    </style:style>
    <style:style style:name="P7" style:family="paragraph" style:parent-style-name="Standard">
      <style:paragraph-properties fo:text-align="justify" style:justify-single-word="false"/>
      <style:text-properties officeooo:rsid="00143b28" officeooo:paragraph-rsid="00143b28"/>
    </style:style>
    <style:style style:name="P8" style:family="paragraph" style:parent-style-name="Standard">
      <style:paragraph-properties fo:text-align="justify" style:justify-single-word="false"/>
      <style:text-properties officeooo:rsid="00143b28" officeooo:paragraph-rsid="00143d2a"/>
    </style:style>
    <style:style style:name="P9" style:family="paragraph" style:parent-style-name="Standard">
      <style:paragraph-properties fo:text-align="justify" style:justify-single-word="false"/>
      <style:text-properties officeooo:rsid="00143d2a" officeooo:paragraph-rsid="00143d2a"/>
    </style:style>
    <style:style style:name="T1" style:family="text">
      <style:text-properties officeooo:rsid="001202e3"/>
    </style:style>
    <style:style style:name="T2" style:family="text">
      <style:text-properties officeooo:rsid="0013d667"/>
    </style:style>
    <style:style style:name="T3" style:family="text">
      <style:text-properties officeooo:rsid="0013eb3a"/>
    </style:style>
    <style:style style:name="T4" style:family="text">
      <style:text-properties officeooo:rsid="00143b28"/>
    </style:style>
    <style:style style:name="T5" style:family="text">
      <style:text-properties officeooo:rsid="00143d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σπρ←∩∪÷⨝⟕⟖⟗ </text:p>
      <text:p text:style-name="P1"/>
      <text:p text:style-name="P6">a)</text:p>
      <text:p text:style-name="P1">π CρD-FO÷RN, NOME-FORN <text:span text:style-name="T1">(Fornecedores)</text:span></text:p>
      <text:p text:style-name="P1"/>
      <text:p text:style-name="P6">b|)</text:p>
      <text:p text:style-name="P1">π CD-FORN, NOME-FORN <text:span text:style-name="T1">(</text:span>σ <text:span text:style-name="T1">{</text:span>CD-CONDICAO=’I’<text:span text:style-name="T1">}</text:span> <text:span text:style-name="T1">(Fornecedores))</text:span></text:p>
      <text:p text:style-name="P1"/>
      <text:p text:style-name="P6">c)</text:p>
      <text:p text:style-name="P3">π CD-FORN, NOME-FORN ( σ {cd-prod = ‘PD-23’ and cd-condicao=’A’} </text:p>
      <text:p text:style-name="P3">Fornecedores ⨝ {F.cd-forn = P.cd-forn} <text:s/>Pedido)</text:p>
      <text:p text:style-name="P3"/>
      <text:p text:style-name="P6">d)</text:p>
      <text:p text:style-name="P4">π <text:span text:style-name="T2">Fornecedor.</text:span>CD-FORN, NOME-FORN <text:span text:style-name="T2">(</text:span>σ cor-prod = “verde” (Fornecedores ⨝ {Fornecodor.cd-forn = Pedido.cd-forn} <text:s/>Pedido ⨝ {Pedido.cd-prod = Produto.cd-prod} <text:s text:c="4"/>Produto)<text:span text:style-name="T2">)</text:span></text:p>
      <text:p text:style-name="P3"/>
      <text:p text:style-name="P3"/>
      <text:p text:style-name="P6">e)</text:p>
      <text:p text:style-name="P4"><text:span text:style-name="T2">parcial ← ρ(nome-prod, quantidade) nome_prod F sum qtd-pedida </text:span>σ <text:span text:style-name="T2">{</text:span>cor-prod = “ver<text:span text:style-name="T2">melho</text:span>”<text:span text:style-name="T2">} </text:span>P<text:span text:style-name="T2">e</text:span>dido ⨝ {Pedido.cd-prod = Produto.cd-prod} <text:s/>Produto</text:p>
      <text:p text:style-name="P4"/>
      <text:p text:style-name="P4">π <text:s/><text:span text:style-name="T2">nome-prod <text:s/></text:span>σ <text:span text:style-name="T2">{quantidade&gt;=5000} Parcial</text:span></text:p>
      <text:p text:style-name="P4"/>
      <text:p text:style-name="P6">f) </text:p>
      <text:p text:style-name="P6"/>
      <text:p text:style-name="P5">π <text:span text:style-name="T3">Fornecedores.cod-forn,nome-forn (</text:span>Fornecedores ⨝ {F.cd-forn = P.cd-forn} <text:s/>Pedido<text:span text:style-name="T3">)</text:span></text:p>
      <text:p text:style-name="P5"/>
      <text:p text:style-name="P5"/>
      <text:p text:style-name="P5">σπρ←∩∪÷⨝⟕⟖⟗</text:p>
      <text:p text:style-name="P5"/>
      <text:p text:style-name="P6">a)</text:p>
      <text:p text:style-name="P6"/>
      <text:p text:style-name="P6"><text:span text:style-name="T1">π </text:span>CD-ALUNO, NOME-ALUNO, <text:s/>SEXO-ALUNO (Aluno)</text:p>
      <text:p text:style-name="P6"/>
      <text:p text:style-name="P6"/>
      <text:p text:style-name="P6">b)</text:p>
      <text:p text:style-name="P6"><text:span text:style-name="T1">π </text:span>CD-ALUNO, NOME-ALUNO <text:span text:style-name="T1">σ <text:s/></text:span>{SEXO-ALUNO=”M”} (Aluno)</text:p>
      <text:p text:style-name="P6"/>
      <text:p text:style-name="P6">c)</text:p>
      <text:p text:style-name="P6"/>
      <text:p text:style-name="P6"><text:span text:style-name="T1">π </text:span>CD-disc, nome-disc, nome-prof (Disciplina <text:span text:style-name="T1">⨝ </text:span>{Disciplina.cd-prof=Professor.cd-prof} Professor)</text:p>
      <text:p text:style-name="P6"/>
      <text:p text:style-name="P6"/>
      <text:p text:style-name="P6">d)</text:p>
      <text:p text:style-name="P6"/>
      <text:p text:style-name="P6"><text:span text:style-name="T1">π </text:span>CD-disc, nome-prof <text:span text:style-name="T1">σ </text:span>{nome-disc = “calculo-I”} (Disciplina <text:span text:style-name="T1">⨝ </text:span>{Disciplina.cd-prof=Professor.cd-prof} Professor)</text:p>
      <text:p text:style-name="P6"/>
      <text:p text:style-name="P6">e)</text:p>
      <text:p text:style-name="P6"/>
      <text:p text:style-name="P2"/>
      <text:p text:style-name="P2"/>
      <text:p text:style-name="P2"><text:soft-page-break/></text:p>
      <text:p text:style-name="P2"><text:span text:style-name="T1">π </text:span>CD-ALUNO, NOME-ALUNO, END-ALUNO, SEXO-ALUNO</text:p>
      <text:p text:style-name="P2"><text:span text:style-name="T1">σ </text:span><text:span text:style-name="T4">{nota&gt; 6 and {nome-disc=”</text:span>Modelagem<text:span text:style-name="T4">” or nome-disc=”</text:span>Cálculo-<text:span text:style-name="T4">I”} Aluno </text:span><text:span text:style-name="T1">⨝ </text:span><text:span text:style-name="T4">{Aluno.cd-aluno = historico.cd-aluno} </text:span><text:span text:style-name="T1"><text:s/></text:span><text:span text:style-name="T4">Historico Aluno </text:span><text:span text:style-name="T1">⨝ </text:span><text:span text:style-name="T4">{Aluno.cd-aluno = historico.cd-aluno} </text:span><text:span text:style-name="T1"><text:s/></text:span><text:span text:style-name="T4">Historico </text:span><text:span text:style-name="T1">⨝ </text:span><text:span text:style-name="T4">{Historico.cd-disc=Disciplina.cd-disc}Disciplina</text:span></text:p>
      <text:p text:style-name="P6"/>
      <text:p text:style-name="P6"/>
      <text:p text:style-name="P7">f) DIVISAO</text:p>
      <text:p text:style-name="P7"/>
      <text:p text:style-name="P7">dividendo</text:p>
      <text:p text:style-name="P7"/>
      <text:p text:style-name="P7"/>
      <text:p text:style-name="P7"><text:span text:style-name="T5">dividendo ← </text:span><text:span text:style-name="T1">π </text:span>cod-disc (<text:span text:style-name="T1">σ </text:span>{nota&gt; 7 and ch-disc&gt; 50} Disciplina <text:span text:style-name="T1">⨝ </text:span>{Disciplina.cod-disc=historico.cod-disc} Historico)</text:p>
      <text:p text:style-name="P7"/>
      <text:p text:style-name="P7"/>
      <text:p text:style-name="P7">divisor </text:p>
      <text:p text:style-name="P7"/>
      <text:p text:style-name="P8"><text:span text:style-name="T5">divisor ← </text:span><text:span text:style-name="T1">π </text:span>nome-aluno, cod-disc <text:span text:style-name="T5">(</text:span>Aluno <text:span text:style-name="T1">⨝ </text:span>{Aluno.cd-aluno = historico.cd-aluno} <text:span text:style-name="T1"><text:s/></text:span>Historico)</text:p>
      <text:p text:style-name="P7"/>
      <text:p text:style-name="P9">Result ← divisor ÷ dividendo </text:p>
      <text:p text:style-name="P9"/>
      <text:p text:style-name="P9"/>
      <text:p text:style-name="P7">g) <text:span text:style-name="T5">divisao (façam)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9:51:15.434720215</meta:creation-date>
    <dc:date>2023-11-01T20:36:54.981701809</dc:date>
    <meta:editing-duration>PT3M30S</meta:editing-duration>
    <meta:editing-cycles>1</meta:editing-cycles>
    <meta:document-statistic meta:table-count="0" meta:image-count="0" meta:object-count="0" meta:page-count="2" meta:paragraph-count="34" meta:word-count="181" meta:character-count="1538" meta:non-whitespace-character-count="1370"/>
    <meta:generator>LibreOffice/7.3.7.2$Linux_X86_64 LibreOffice_project/30$Build-2</meta:generator>
  </office:meta>
</office:document-meta>
</file>